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8pt"/>
    </style:style>
    <style:style style:name="P4" style:family="paragraph">
      <loext:graphic-properties draw:fill="none" draw:fill-color="#ffffff"/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229cm" svg:height="0.229cm" svg:x="3.222cm" svg:y="1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322cm" svg:y1="1.835cm" svg:x2="2.587cm" svg:y2="2.888cm">
            <text:p/>
          </draw:line>
          <draw:line draw:style-name="gr2" draw:text-style-name="P2" draw:layer="layout" svg:x1="4.076cm" svg:y1="2.805cm" svg:x2="3.308cm" svg:y2="1.776cm">
            <text:p/>
          </draw:line>
        </draw:g>
        <draw:g>
          <draw:custom-shape draw:style-name="gr1" draw:text-style-name="P1" draw:layer="layout" svg:width="0.229cm" svg:height="0.229cm" svg:x="3.957cm" svg:y="2.6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057cm" svg:y1="2.804cm" svg:x2="3.322cm" svg:y2="3.857cm">
            <text:p/>
          </draw:line>
          <draw:line draw:style-name="gr2" draw:text-style-name="P2" draw:layer="layout" svg:x1="4.811cm" svg:y1="3.774cm" svg:x2="4.043cm" svg:y2="2.745cm">
            <text:p/>
          </draw:line>
        </draw:g>
        <draw:g>
          <draw:custom-shape draw:style-name="gr1" draw:text-style-name="P1" draw:layer="layout" svg:width="0.229cm" svg:height="0.229cm" svg:x="4.692cm" svg:y="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792cm" svg:y1="3.757cm" svg:x2="4.057cm" svg:y2="4.81cm">
            <text:p/>
          </draw:line>
          <draw:line draw:style-name="gr2" draw:text-style-name="P2" draw:layer="layout" svg:x1="5.546cm" svg:y1="4.727cm" svg:x2="4.778cm" svg:y2="3.698cm">
            <text:p/>
          </draw:line>
        </draw:g>
        <draw:g>
          <draw:custom-shape draw:style-name="gr1" draw:text-style-name="P1" draw:layer="layout" svg:width="0.229cm" svg:height="0.229cm" svg:x="5.445cm" svg:y="4.5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45cm" svg:y1="4.709cm" svg:x2="4.81cm" svg:y2="5.762cm">
            <text:p/>
          </draw:line>
          <draw:line draw:style-name="gr2" draw:text-style-name="P2" draw:layer="layout" svg:x1="6.299cm" svg:y1="5.679cm" svg:x2="5.531cm" svg:y2="4.65cm">
            <text:p/>
          </draw:line>
        </draw:g>
        <draw:frame draw:style-name="gr3" draw:text-style-name="P4" draw:layer="layout" svg:width="1.48cm" svg:height="0.569cm" svg:x="2.595cm" svg:y="1.217cm">
          <draw:text-box>
            <text:p text:style-name="P3">ABCDE</text:p>
          </draw:text-box>
        </draw:frame>
        <draw:frame draw:style-name="gr3" draw:text-style-name="P4" draw:layer="layout" svg:width="1.289cm" svg:height="0.569cm" svg:x="3.857cm" svg:y="2.27cm">
          <draw:text-box>
            <text:p text:style-name="P3">ABCD</text:p>
          </draw:text-box>
        </draw:frame>
        <draw:frame draw:style-name="gr3" draw:text-style-name="P4" draw:layer="layout" svg:width="1.086cm" svg:height="0.569cm" svg:x="4.492cm" svg:y="3.222cm">
          <draw:text-box>
            <text:p text:style-name="P3">ABC</text:p>
          </draw:text-box>
        </draw:frame>
        <draw:frame draw:style-name="gr3" draw:text-style-name="P4" draw:layer="layout" svg:width="0.883cm" svg:height="0.569cm" svg:x="5.445cm" svg:y="4.175cm">
          <draw:text-box>
            <text:p text:style-name="P3">AB</text:p>
          </draw:text-box>
        </draw:frame>
        <draw:frame draw:style-name="gr3" draw:text-style-name="P4" draw:layer="layout" svg:width="1.006cm" svg:height="0.569cm" svg:x="2.042cm" svg:y="2.753cm">
          <draw:text-box>
            <text:p text:style-name="P3">E16</text:p>
          </draw:text-box>
        </draw:frame>
        <draw:frame draw:style-name="gr3" draw:text-style-name="P4" draw:layer="layout" svg:width="0.862cm" svg:height="0.569cm" svg:x="2.851cm" svg:y="3.706cm">
          <draw:text-box>
            <text:p text:style-name="P3">D8</text:p>
          </draw:text-box>
        </draw:frame>
        <draw:frame draw:style-name="gr3" draw:text-style-name="P4" draw:layer="layout" svg:width="0.862cm" svg:height="0.569cm" svg:x="3.63cm" svg:y="4.658cm">
          <draw:text-box>
            <text:p text:style-name="P3">C4</text:p>
          </draw:text-box>
        </draw:frame>
        <draw:frame draw:style-name="gr3" draw:text-style-name="P4" draw:layer="layout" svg:width="0.849cm" svg:height="0.569cm" svg:x="4.365cm" svg:y="5.611cm">
          <draw:text-box>
            <text:p text:style-name="P3">B2</text:p>
          </draw:text-box>
        </draw:frame>
        <draw:frame draw:style-name="gr3" draw:text-style-name="P4" draw:layer="layout" svg:width="0.849cm" svg:height="0.569cm" svg:x="5.966cm" svg:y="5.611cm">
          <draw:text-box>
            <text:p text:style-name="P3">A1</text:p>
          </draw:text-box>
        </draw:frame>
        <draw:g>
          <draw:custom-shape draw:style-name="gr1" draw:text-style-name="P1" draw:layer="layout" svg:width="0.229cm" svg:height="0.229cm" svg:x="12.647cm" svg:y="6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747cm" svg:y1="6.497cm" svg:x2="12.012cm" svg:y2="7.55cm">
            <text:p/>
          </draw:line>
          <draw:line draw:style-name="gr2" draw:text-style-name="P2" draw:layer="layout" svg:x1="13.501cm" svg:y1="7.467cm" svg:x2="12.733cm" svg:y2="6.438cm">
            <text:p/>
          </draw:line>
        </draw:g>
        <draw:g>
          <draw:custom-shape draw:style-name="gr1" draw:text-style-name="P1" draw:layer="layout" svg:width="0.229cm" svg:height="0.229cm" svg:x="13.382cm" svg:y="7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482cm" svg:y1="7.466cm" svg:x2="12.747cm" svg:y2="8.519cm">
            <text:p/>
          </draw:line>
          <draw:line draw:style-name="gr2" draw:text-style-name="P2" draw:layer="layout" svg:x1="14.236cm" svg:y1="8.436cm" svg:x2="13.468cm" svg:y2="7.407cm">
            <text:p/>
          </draw:line>
        </draw:g>
        <draw:g>
          <draw:custom-shape draw:style-name="gr1" draw:text-style-name="P1" draw:layer="layout" svg:width="0.229cm" svg:height="0.229cm" svg:x="14.117cm" svg:y="8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217cm" svg:y1="8.419cm" svg:x2="13.482cm" svg:y2="9.472cm">
            <text:p/>
          </draw:line>
          <draw:line draw:style-name="gr2" draw:text-style-name="P2" draw:layer="layout" svg:x1="14.971cm" svg:y1="9.389cm" svg:x2="14.203cm" svg:y2="8.36cm">
            <text:p/>
          </draw:line>
        </draw:g>
        <draw:g>
          <draw:custom-shape draw:style-name="gr1" draw:text-style-name="P1" draw:layer="layout" svg:width="0.229cm" svg:height="0.229cm" svg:x="14.87cm" svg:y="9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97cm" svg:y1="9.371cm" svg:x2="14.235cm" svg:y2="10.424cm">
            <text:p/>
          </draw:line>
          <draw:line draw:style-name="gr2" draw:text-style-name="P2" draw:layer="layout" svg:x1="15.724cm" svg:y1="10.341cm" svg:x2="14.956cm" svg:y2="9.312cm">
            <text:p/>
          </draw:line>
        </draw:g>
        <draw:frame draw:style-name="gr3" draw:text-style-name="P4" draw:layer="layout" svg:width="1.48cm" svg:height="0.569cm" svg:x="12.747cm" svg:y="5.879cm">
          <draw:text-box>
            <text:p text:style-name="P3">ABCDE</text:p>
          </draw:text-box>
        </draw:frame>
        <draw:frame draw:style-name="gr3" draw:text-style-name="P4" draw:layer="layout" svg:width="1.289cm" svg:height="0.569cm" svg:x="13.282cm" svg:y="6.932cm">
          <draw:text-box>
            <text:p text:style-name="P3">ABCD</text:p>
          </draw:text-box>
        </draw:frame>
        <draw:frame draw:style-name="gr3" draw:text-style-name="P4" draw:layer="layout" svg:width="1.086cm" svg:height="0.569cm" svg:x="13.917cm" svg:y="7.884cm">
          <draw:text-box>
            <text:p text:style-name="P3">ABC</text:p>
          </draw:text-box>
        </draw:frame>
        <draw:frame draw:style-name="gr3" draw:text-style-name="P4" draw:layer="layout" svg:width="0.883cm" svg:height="0.569cm" svg:x="14.87cm" svg:y="8.837cm">
          <draw:text-box>
            <text:p text:style-name="P3">AB</text:p>
          </draw:text-box>
        </draw:frame>
        <draw:frame draw:style-name="gr3" draw:text-style-name="P4" draw:layer="layout" svg:width="1.006cm" svg:height="0.569cm" svg:x="11.467cm" svg:y="7.415cm">
          <draw:text-box>
            <text:p text:style-name="P3">E16</text:p>
          </draw:text-box>
        </draw:frame>
        <draw:frame draw:style-name="gr3" draw:text-style-name="P4" draw:layer="layout" svg:width="0.862cm" svg:height="0.569cm" svg:x="12.276cm" svg:y="8.368cm">
          <draw:text-box>
            <text:p text:style-name="P3">D8</text:p>
          </draw:text-box>
        </draw:frame>
        <draw:frame draw:style-name="gr3" draw:text-style-name="P4" draw:layer="layout" svg:width="0.862cm" svg:height="0.569cm" svg:x="13.055cm" svg:y="9.32cm">
          <draw:text-box>
            <text:p text:style-name="P3">C4</text:p>
          </draw:text-box>
        </draw:frame>
        <draw:frame draw:style-name="gr3" draw:text-style-name="P4" draw:layer="layout" svg:width="0.849cm" svg:height="0.569cm" svg:x="13.79cm" svg:y="10.273cm">
          <draw:text-box>
            <text:p text:style-name="P3">B2</text:p>
          </draw:text-box>
        </draw:frame>
        <draw:frame draw:style-name="gr3" draw:text-style-name="P4" draw:layer="layout" svg:width="0.849cm" svg:height="0.569cm" svg:x="15.391cm" svg:y="10.273cm">
          <draw:text-box>
            <text:p text:style-name="P3">A1</text:p>
          </draw:text-box>
        </draw:frame>
        <draw:g>
          <draw:custom-shape draw:style-name="gr1" draw:text-style-name="P1" draw:layer="layout" svg:width="0.229cm" svg:height="0.229cm" svg:x="9.641cm" svg:y="2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741cm" svg:y1="2.687cm" svg:x2="9.006cm" svg:y2="3.74cm">
            <text:p/>
          </draw:line>
          <draw:line draw:style-name="gr2" draw:text-style-name="P2" draw:layer="layout" svg:x1="10.495cm" svg:y1="3.657cm" svg:x2="9.727cm" svg:y2="2.628cm">
            <text:p/>
          </draw:line>
        </draw:g>
        <draw:g>
          <draw:custom-shape draw:style-name="gr1" draw:text-style-name="P1" draw:layer="layout" svg:width="0.229cm" svg:height="0.229cm" svg:x="10.376cm" svg:y="3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476cm" svg:y1="3.656cm" svg:x2="9.741cm" svg:y2="4.709cm">
            <text:p/>
          </draw:line>
          <draw:line draw:style-name="gr2" draw:text-style-name="P2" draw:layer="layout" svg:x1="11.23cm" svg:y1="4.626cm" svg:x2="10.462cm" svg:y2="3.597cm">
            <text:p/>
          </draw:line>
        </draw:g>
        <draw:g>
          <draw:custom-shape draw:style-name="gr1" draw:text-style-name="P1" draw:layer="layout" svg:width="0.229cm" svg:height="0.229cm" svg:x="11.111cm" svg:y="4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211cm" svg:y1="4.609cm" svg:x2="10.476cm" svg:y2="5.662cm">
            <text:p/>
          </draw:line>
          <draw:line draw:style-name="gr2" draw:text-style-name="P2" draw:layer="layout" svg:x1="11.965cm" svg:y1="5.579cm" svg:x2="11.197cm" svg:y2="4.55cm">
            <text:p/>
          </draw:line>
        </draw:g>
        <draw:g>
          <draw:custom-shape draw:style-name="gr1" draw:text-style-name="P1" draw:layer="layout" svg:width="0.229cm" svg:height="0.229cm" svg:x="11.864cm" svg:y="5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964cm" svg:y1="5.561cm" svg:x2="11.229cm" svg:y2="6.614cm">
            <text:p/>
          </draw:line>
          <draw:line draw:style-name="gr2" draw:text-style-name="P2" draw:layer="layout" svg:x1="12.718cm" svg:y1="6.531cm" svg:x2="11.95cm" svg:y2="5.502cm">
            <text:p/>
          </draw:line>
        </draw:g>
        <draw:frame draw:style-name="gr3" draw:text-style-name="P4" draw:layer="layout" svg:width="2.157cm" svg:height="0.569cm" svg:x="9.638cm" svg:y="2.018cm">
          <draw:text-box>
            <text:p text:style-name="P3">ABCDEFGHI</text:p>
          </draw:text-box>
        </draw:frame>
        <draw:frame draw:style-name="gr4" draw:text-style-name="P4" draw:layer="layout" svg:width="3.424cm" svg:height="0.887cm" svg:x="10.276cm" svg:y="3.122cm">
          <draw:text-box>
            <text:p text:style-name="P3">ABCDEFGH</text:p>
          </draw:text-box>
        </draw:frame>
        <draw:frame draw:style-name="gr4" draw:text-style-name="P4" draw:layer="layout" svg:width="2.789cm" svg:height="0.887cm" svg:x="10.911cm" svg:y="4.074cm">
          <draw:text-box>
            <text:p text:style-name="P3">ABCDEFG</text:p>
          </draw:text-box>
        </draw:frame>
        <draw:frame draw:style-name="gr3" draw:text-style-name="P4" draw:layer="layout" svg:width="1.653cm" svg:height="0.569cm" svg:x="11.864cm" svg:y="5.027cm">
          <draw:text-box>
            <text:p text:style-name="P3">ABCDEF</text:p>
          </draw:text-box>
        </draw:frame>
        <draw:frame draw:style-name="gr3" draw:text-style-name="P4" draw:layer="layout" svg:width="1.133cm" svg:height="0.569cm" svg:x="8.566cm" svg:y="3.606cm">
          <draw:text-box>
            <text:p text:style-name="P3">I 256</text:p>
          </draw:text-box>
        </draw:frame>
        <draw:frame draw:style-name="gr3" draw:text-style-name="P4" draw:layer="layout" svg:width="1.256cm" svg:height="0.569cm" svg:x="9.27cm" svg:y="4.558cm">
          <draw:text-box>
            <text:p text:style-name="P3">H 128</text:p>
          </draw:text-box>
        </draw:frame>
        <draw:frame draw:style-name="gr3" draw:text-style-name="P4" draw:layer="layout" svg:width="1.116cm" svg:height="0.569cm" svg:x="10.049cm" svg:y="5.51cm">
          <draw:text-box>
            <text:p text:style-name="P3">G 64</text:p>
          </draw:text-box>
        </draw:frame>
        <draw:frame draw:style-name="gr3" draw:text-style-name="P4" draw:layer="layout" svg:width="0.989cm" svg:height="0.569cm" svg:x="10.784cm" svg:y="6.463cm">
          <draw:text-box>
            <text:p text:style-name="P3">F32</text:p>
          </draw:text-box>
        </draw:frame>
        <draw:g>
          <draw:custom-shape draw:style-name="gr1" draw:text-style-name="P1" draw:layer="layout" svg:width="0.229cm" svg:height="0.229cm" svg:x="8.937cm" svg:y="1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037cm" svg:y1="1.747cm" svg:x2="8.302cm" svg:y2="2.8cm">
            <text:p/>
          </draw:line>
          <draw:line draw:style-name="gr2" draw:text-style-name="P2" draw:layer="layout" svg:x1="9.791cm" svg:y1="2.717cm" svg:x2="9.023cm" svg:y2="1.688cm">
            <text:p/>
          </draw:line>
        </draw:g>
        <draw:frame draw:style-name="gr4" draw:text-style-name="P4" draw:layer="layout" svg:width="2.54cm" svg:height="0.887cm" svg:x="7.985cm" svg:y="1.166cm">
          <draw:text-box>
            <text:p text:style-name="P3">ABCDEFGHIJ</text:p>
          </draw:text-box>
        </draw:frame>
        <draw:frame draw:style-name="gr3" draw:text-style-name="P4" draw:layer="layout" svg:width="1.196cm" svg:height="0.569cm" svg:x="7.667cm" svg:y="2.653cm">
          <draw:text-box>
            <text:p text:style-name="P3">J 51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2-12-27T15:19:56.037441696</dc:date>
    <meta:editing-duration>PT10M41S</meta:editing-duration>
    <meta:editing-cycles>2</meta:editing-cycles>
    <meta:generator>LibreOffice/7.0.4.2$Linux_X86_64 LibreOffice_project/00$Build-2</meta:generator>
    <meta:document-statistic meta:object-count="80"/>
  </office:meta>
</office:document-meta>
</file>